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style>
    <style:style style:name="T1" style:family="text">
      <style:text-properties fo:font-size="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02</text:span> Regressão linear simples</text:h>
      <text:p text:style-name="Text_20_body">Pessoal, vamos começar um novo tópico do nosso treinamento que é um dos tópicos mais importantes do nosso treinamento, é falar de regressão linear. E aqui, nessa sessão, a gente vai ver coisas que a gente já viu nos outros treinamentos. Vamos ver a aplicação dela aqui dentro desse processo de estimação de um modelo de regressão linear. Vamos ver coisas como estimação pontual, estimação intervalar, de intervalos de confiança, testes de hipóteses e você vai ver que você vai entender com muito mais facilidade isso aqui, agora, porque você já tem toda essa bagagem dos outros treinamentos, perfeito? </text:p>
      <text:p text:style-name="Text_20_body">Então regressão linear diz respeito ao estudo da dependência de uma variável, que é a variável dependente, em relação a uma ou mais variáveis, conhecidas como variáveis independentes ou explicativas. O objetivo disso é prever ou estimar o valor da variável independente, os termos das variáveis independentes, perfeito? </text:p>
      <text:p text:style-name="Text_20_body">Vou utilizar como terminologia, a terminologia que a maioria dos livros utiliza, ou seja, a variável dependente é representada pela letra Y e a variável explicativa ou independente, pela letra X. </text:p>
      <text:p text:style-name="Text_20_body">Nesse nosso treinamento a gente vai abordar um modelo de regressão mais simples que é um modelo de regressão linear simples. Ele recebe esse nome porque ele tem somente a variável dependente contra uma única variável independente, uma relação linear entre essas duas variáveis. Deixei aqui um texto já pronto, eu vou acompanhar com você esse texto para você depois não ficar lendo e ficar perdido. Então, vou fazer tópico a tópico aqui pra gente entender, inicialmente assim, essa coisa teórica e depois a gente coloca a mão na massa, perfeito? </text:p>
      <text:p text:style-name="Text_20_body">Regressão linear simples, é o que a gente vai abordar, eu vou utilizar o modelo teórico econômico, conhecido como função consumo para exemplificar o porquê da gente utilizar o modelo de regressão linear. Não se preocupe, a gente não vai falar desse modelo teórico, não vamos entrar a fundo nele. É só uma exemplificação pra gente entender como estimar o modelo de regressão e por que fazer isso. </text:p>
      <text:p text:style-name="Text_20_body">Um economista do passado, não vou nem falar o nome dele, ele iniciou os estudos, ele analisou que os indivíduos tendem a aumentar o seu consumo conforme sua renda aumenta, perfeito? Logicamente, essa teoria é um pouco mais complexa, a gente vai usar essa forma mais simples para entender o nosso processo aqui. </text:p>
      <text:p text:style-name="Text_20_body">A forma funcional de uma função de regressão da população é exatamente essa aqui, onde a gente tem Yi e o i aqui é o índice, ou seja, é o número da observação, a gente tem várias observações no nosso dataset. Ali seria Y1, 2, 3, 4, até o final do nosso dataset, seria Yi igual beta1 + beta2, Xi, onde as nossas variáveis são Y e X que são, respectivamente, Y é o gasto das famílias ou consumo das famílias, e o X é a renda disponível, ou seja, aquela renda que a gente tem para gastar depois que paga os impostos, todas essas coisas, é a renda disponível no bolso da família. Beta1 e beta2 são os parâmetros que a gente quer estimar. </text:p>
      <text:p text:style-name="Text_20_body">Beta1 é o intercepto, mas nesse modelo teórico ele também é conhecido como consumo autônomo, ou seja, eu consumo quando essa parcela aqui é zero, quando não há renda, é zero. Pode ser que a pessoa tenha perdido o emprego e ela não tem a renda, mas ainda existe um consumo. A pessoa precisa se alimentar, precisa ter gastos básicos no dia-a-dia ou pode pegar uma poupança de um familiar, coisas desse tipo. </text:p>
      <text:p text:style-name="Text_20_body"><text:soft-page-break/>E beta2 é o coeficiente angular, mas nesse modelo teórico ele é conhecido como propensão marginal a consumir, eu acho que eu deixei escrito aqui. Mas, não se preocupe com isso, como eu disse, é só um exemplo para gente brincar aqui, tá bom? O nosso objetivo, como a gente já sabe, é estimar essa função de regressão populacional, utilizando dados amostrais, estimar, na verdade, beta1 e beta2, perfeito? E, para isso, a gente precisa realmente de uma amostra e a gente já tem ela aqui. </text:p>
      <text:p text:style-name="Text_20_body">Nosso dataset está aqui, aquele mesmo que a gente fez no começo do nosso treinamento. Então vamos rodar esse cara aqui, eu já vou copiar esse nome aqui. Está aqui, então como eu tinha feito lá, dataset eu vou jogar dentro de um Pandas, “pd.DataFrame”. Dataset, eu estou sobrescrevendo. Vou só visualizar aqui os primeiros registros para não ficar uma coisa muito grande. Está aqui o Y e o X como a gente já tinha feito isso lá em cima. </text:p>
      <text:p text:style-name="Text_20_body">Lembrando, se você fechou o seu notebook, você tem que ir lá em cima, rodar tudo de novo que a gente fez, principalmente aquele macete lá do Scipy, lembra? Onde a gente tem que mudar a versão pra gente poder fazer funcionar aquela ferramenta do statsmodels que a gente vai usar nos próximos vídeos, a gente já entrou na parte de regressão, perfeito? </text:p>
      <text:p text:style-name="Text_20_body">Tendo isso aqui pronto, o quê que a gente precisa? A gente está estimando um modelo de regressão linear, a gente precisa verificar se existe uma relação linear entre Y e X porque se não existir, esse tipo de abordagem tem que ser abandonada, a gente tem que correr para outro lado. Então, como a gente faz isso? Isso aqui a gente já fez lá no começo, uma análise gráfica previamente, é interessante fazer, mas, também, a gente tem o coeficiente de correlação, que a gente aprendeu, que é uma medida numérica da intensidade dessa relação, se é que ela existe entre duas variáveis. </text:p>
      <text:p text:style-name="Text_20_body">Primeiro vamos fazer o plot, aqui a gente taca um seaborn lmplot, coloquei a variável X no eixo X, a Y no eixo Y, passei meu dataset. Essas outras coisas aqui são tamanho da figura e títulos e os nomes dos eixos. Rodou, ele plotou aqui. Visivelmente aqui, esse dado é um dado fake, foi eu que fiz pra gente brincar e, visivelmente, a gente já tem uma relação bem forte, linear, aqui dizendo que realmente parece que com o aumento da renda, aqui está a renda das famílias, existe realmente um aumento do gasto delas e essa relação entre elas parece que é linear e bem forte. </text:p>
      <text:p text:style-name="Text_20_body">Falando em forte, o que eu acabei de falar, a gente tem uma medida para verificar a intensidade dessa relação linear que é justamente o quê? “Dataset.corr”, ele vai calcular a matriz de correlação pra gente aqui, onde o que interessa são esses dois números que estão idênticos, lógico, correlação de Y contra X ou de X contra Y, dá no mesmo. E a gente verificou que ela é bem forte. </text:p>
      <text:p text:style-name="Text_20_body">Lembra que o coeficiente de correlação de Pearson é um número que varia de -1 a 1 e esses extremos, próximos desses dois extremos, a gente tem relações muito fortes lineares. Ou seja, aqui está bem próximo de 1, 0,98, e a gente verifica realmente essa relação quando um sobe, o outro sobe também, positivo e bem forte, bem nítido aqui. Verificamos isso, a gente já pode passar agora para aplicar o modelo de regressão linear. Mas antes, a gente vai falar um pouquinho dessa função de regressão populacional, entender como funciona, onde estão esses betas e falar um pouquinho também do desvio do resíduo, só pra gente começar a conhecer esses conceitos e poder se familiarizar e se adaptar. </text:p>
      <text:p text:style-name="Text_20_body">Função de regressão populacional é aquela que a gente escreveu lá em cima, que a equação formulada acima é conhecida como função de regressão populacional, mas ela também, em alguns livros, ela aparece nesse formato aqui. Lá em cima, voltando aqui para não ficar confuso, Yi é igual a beta1 + beta1Xi, aqui a mesma coisa, só que aqui a gente mudou pra esperança de Y dado um Xi. <text:soft-page-break/>E está aqui, descrito aqui, ela afirma que o valor esperado da distribuição de Y, esse cara aqui dado um Xi, tem uma relação funcional com X, essa aqui, no nosso caso linear, perfeito? Isto é, a resposta média de Y varia com X. </text:p>
      <text:p text:style-name="Text_20_body">Os coeficientes, como eu disse, são os coeficientes de regressão, beta1 e beta2, esse aqui é o intercepto, esse aqui o coeficiente angular. Aqui na nossa figura, a gente vê aonde esses caras estão posicionados, o que eles representam. Considere aqui que o eixo Y e o X se encontram na origem, ou seja, zero para Y e zero para X, aqui nesse pontinho. Aqui a nossa função de regressão populacional, aquela reta, e aqui o beta1 é justamente onde essa reta intercepta o eixo Y. Essa altura aqui, representada pelo beta1. E o beta2 é o coeficiente angular em relação ao eixo horizontal, o eixo X, perfeito? Está aqui, é esse ângulo aqui, é o nosso amigo beta2. </text:p>
      <text:p text:style-name="Text_20_body">Voltando àquele gráfico de dispersão que a gente fez aqui em cima, esse cara aqui, a gente verifica. Eu vou ler esse parágrafo aqui junto com você pra gente entender legal e você depois não ficar perdido. Aqui realmente ele está indicando que a renda, conforme a renda aumenta, o consumo aumenta, mas a gente percebe ali que não é o mesmo nível. E aqui eu leio para você esse trecho aqui: “O que podemos dizer é que para um nível de renda Xi, as despesas médias de consumo de uma família agrupam-se em torno do consumo médio de todas as famílias deste nível Xi”, está meio confuso. “Isto é, em torno de sua esperança condicional”, aqui a esperança de Y dado Xi, ou seja, o Y que a gente está estimando aqui. </text:p>
      <text:p text:style-name="Text_20_body">Voltando aqui para desvendar essa confusão, eu peguei esse cara aqui, que parece que eles estão no mesmo nível, está vendo esse pontinho aqui, onde está o meu mouse aqui? E esse segundo aqui, reparem que aqui no eixo X, onde tem a renda das famílias, esses caras estão praticamente com a mesma renda, vamos dizer assim que eles estão com a mesma renda, vamos assumir isso. </text:p>
      <text:p text:style-name="Text_20_body">Aqui, eles estão no mesmo nível de renda, mas reparem que aqui no eixo de gastos, eles não têm o mesmo gasto. Esse cara aqui, essa família aqui, tem o gasto maior que essa família aqui. E o que ele está dizendo lá é justamente isso, eles ficam lá agrupados em torno de uma média que é esse valor que a gente está estimando aqui com a nossa reta de regressão, perfeito? Aqui, nesse pontinho aqui, a reta que a gente estimou, tem essa média. Então, é basicamente isso que ele está dizendo aqui. </text:p>
      <text:p text:style-name="Text_20_body">Continuando aqui, portanto podemos expressar o desvio individual de Yi, Yi é o ponto, em torno de seu valor esperado da seguinte forma: ui, estou chamando de ui, é igual a Yi que é aquele valor, o pontinho, menos essa esperança aqui, que é esse valor, que é essa reta aqui que a gente estimou. Ou seja, esse ponto aqui menos isso aqui, esse ponto aqui menos isso aqui, esse ponto aqui menos isso aqui, percebe? É o erro que eu estou obtendo ao utilizar essa reta aqui para estimar esses valores aqui que estão em volta dela. </text:p>
      <text:p text:style-name="Text_20_body">Existe um errinho, ele não cai exatamente em cima da reta, infelizmente, não é uma reta perfeita isso aqui, não traz uma coisa meio selvagem. Então a gente tem um erro ali, que a gente está assumindo ao utilizar essa reta aqui para estimar esses pontos, perfeito? É justamente o que esse ui está representando aqui, por isso o erro, ele é o resíduo. A gente já vai falar dele mais para frente. </text:p>
      <text:p text:style-name="Text_20_body">Esse mesmo aqui, a gente fazendo uma elaboração algébrica aqui, a gente chega aqui. Passando esse cara para esse lado da curva, a gente chega aqui, o lado da equação, a gente chega aqui. Yi, ou seja, o nosso ponto é igual a essa esperança de X dado o Xi, ou seja, essa função de regressão populacional, mais o errinho, mais aquele errinho que a gente tem. A gente não consegue estimar perfeitamente, esse aqui não vai ser igual a esse aqui, a não ser que um caia em cima do ponto da reta, aí esse ui seria um zero. </text:p>
      <text:p text:style-name="Text_20_body"><text:soft-page-break/>O quê que é isso aqui? Olha bem esse cara aqui. Esse E Xi é esse cara aqui, beta1 + beta2 Xi. Ou seja, essa função de regressão populacional na sua forma estocástica, ou seja, considerando o termo de erro que está aqui embaixo, é dessa forma aqui Yi é igual a beta1 + beta2 Xi + o nosso famoso resíduo, o nosso erro. </text:p>
      <text:p text:style-name="Text_20_body">Agora a gente vai, você já pode ver aqui o método dos mínimos quadrados, vai estudar um método para estimar justamente esses caras aqui, considerando toda essa confusão que a gente aprendeu, esse erro, tudo isso. Vamos utilizar o método de mínimos quadrados para estimar beta1 e beta2. Mas, isso depois que você fizer um exercício no próximo vídeo, beleza. Até lá!</text:p>
      <text:p text:style-name="P1"><text:a xlink:type="simple" xlink:href="https://cursos.alura.com.br/forum/curso-estatistica-correlacao-regressao/exercicio-regressao-linear-simples/57520/novo" office:target-frame-name="_blank" xlink:show="new" text:style-name="Internet_20_link" text:visited-style-name="Visited_20_Internet_20_Link">Discutir no Forum </text:a><text:a xlink:type="simple" xlink:href="https://cursos.alura.com.br/course/estatistica-correlacao-regressao/task/57520/next" text:style-name="Internet_20_link" text:visited-style-name="Visited_20_Internet_20_Link">Próxima Atividade</text:a> </text:p>
      <text:p text:style-name="Standard"/>
      <text:h text:style-name="Heading_20_1" text:outline-level="1"><text:span text:style-name="T1">04</text:span> O método de mínimos quadrados</text:h>
      <text:p text:style-name="Text_20_body">Ok pessoal, voltando aqui, agora a gente vai falar de estimação dos parâmetros beta1 e beta2 e, como a gente tinha visto no vídeo anterior, vamos falar do método de mínimos quadrados ou mínimos quadrados ordinários, como você vai encontrar em alguns livros por aí. </text:p>
      <text:p text:style-name="Text_20_body">Considerando a função de regressão da população, que a gente viu no vídeo anterior, está ela aqui Yi é igual beta1 + beta2 Xi + o termo de erro, que é o ui. Como a gente não consegue obter de forma direta a função de regressão da população, a gente precisa estimar ela através da função de regressão amostral, que é essa aqui embaixo, onde a gente tem Yi igual a beta1 chapéu + beta2 chapéu xi + ui chapéu, onde esse chapéu ele representa que o valor é uma estimativa, perfeito? Inclusive de ui porque o ui real a gente obtém com a função de regressão populacional, que a gente não conhece, tá bom? </text:p>
      <text:p text:style-name="Text_20_body">Esse cara aqui, a gente pode representar da seguinte forma, onde temos Yi é igual a Yi chapéu, ou seja, a estimativa deste Y, mai o erro, aqui embaixo onde Yi chapéu é o valor estimado de Y, perfeito? E aqui, a representação do erro, tá bom? O ui chapéu é igual a Yi menos Yi chapéu, só uma elaboração algébrica aqui dessa equação aqui de cima, tá bom? E aqui uma outra forma de representar isso, substituindo esse cara aqui pela função linear com beta1, beta2 e Xi, tá bom? </text:p>
      <text:p text:style-name="Text_20_body">Intuitivamente, a ideia da gente obter a estimativa é o quê? A gente pensa em minimizar esses errinhos aqui, ou seja, seria o ideal que a gente não tivesse nem erro, o ideal é que o erro fosse 0, como isso não é possível, a gente tem que usar um método que minimize esses erros, ou seja, a soma desses erros tem que ser a menor possível. E aqui, a gente tem uma representação dos erros em torno de uma função de regressão, já estimada, eu coloquei aqui alguns exemplos ui1, o 2, o 3 e o 4. </text:p>
      <text:p text:style-name="Text_20_body">O ruim desse método de minimização do erro, puro e simplesmente, é que esse somatório assume que todos os resíduos têm o mesmo peso e aqui, na nossa figura, a gente percebe que isso não é verdade. A gente pode ver que esse u aqui, por exemplo, é um pouco maior que esse aqui. Esse aqui já é um pouco menor que esse aqui. Esse aqui é um pouco maior, menor, desculpa, que esse aqui. Ou seja, a gente percebe que o u1 e o 4 têm pesos maiores que esses dois aqui, o u2 e o 3. </text:p>
      <text:p text:style-name="Text_20_body">Nesse critério aqui eles estão entrando como se fossem a mesma coisa, o mesmo peso, o que leva a um somatório desse resíduo muito pequeno ou até mesmo nulo, o que não vai ter significado no final. A solução para esse problema é a minimização da soma dos quadrados dos resíduos, que é esse cara aqui embaixo aqui, e por isso o nome do método, método de mínimos quadrados porque a <text:soft-page-break/>gente passa elevando ao quadrado os resíduos e fazendo o somatório. E aí, a gente elimina esse problema dessas diferenças que existem, que esse valor aqui é positivo, esse valor aqui é negativo, positivo, negativo, onde que, no final disso tudo, eles acabam se anulando. Nesse caso aqui não tem esse tipo de problema. </text:p>
      <text:p text:style-name="Text_20_body">Chegando a essa forma aqui, depois de alguns procedimentos de diferenciação, simplificações, manipulações algébricas, a gente chega aos dois estimadores de mínimos quadrados ordinários para beta2 e para beta1, são essas fórmulas simpáticas aqui. Parecem muito complicadas, mas não são, a gente vai calcular elas na mão aqui, uma única vez porque não é muito usual fazer isso na mão. É só para quem precisa mesmo entender um pouco mais, eu vou fazer aqui com vocês, mas depois, no próximo vídeo, eu vou mostrar um método, que a gente já viu lá no começo do nosso treinamento, para obter esses caras de forma mais simples, que é o que geralmente a gente vai utilizar. </text:p>
      <text:p text:style-name="Text_20_body">Então vamos lá, vamos fazer aqui, eu já deixei uma coisa previamente pronta pra gente não ter que digitar muita coisa. Primeiro, notem que eu estou obtendo todos os itens aqui, X², Y², XY, cada item desse dentro aqui da nossa fórmula, n, somatório de XY, somatório de X, somatório de Y, somatório de X², e por aí vai. Então, a gente vai obter cada um deles e depois, no final, a gente junto isso tudo e obtém o beta 1 e 2, perfeito? </text:p>
      <text:p text:style-name="Text_20_body">Primeira coisa obter o n, para obter o n a gente tem “len(dataset)”, nosso dataset já está carregado na memória, eu imagino. A gente carregou nos vídeos anteriores. O n = 50, perfeito? Próximo item, somatório de Y, vou colocar dentro de uma variável chamada soma Y, tá bom? Para fazer isso eu chamo dataset, chamo a variável Y, ponto, sum, ok? Rodou, está lá, já está armazenado a soma de Y aqui. Mesma coisa para X, “dataset.X”, essa variável que eu quero, sum, está lá também. Somatório de X², vou mostrar duas formas de fazer isso. </text:p>
      <text:p text:style-name="Text_20_body">Uma primeira, a gente tem que criar uma variável no nosso dataset, vou chamar ela de X², está aqui dataset X², para criar variável a gente não pode usar aquele método do ponto, dataset.X², não vai dar certo. Então, a gente tem que usar esse método do colchete aqui, passando o nome, e eu faço como? “Ctrl + V” aqui no dataset que já está copiado, ponto, X, uma das formas é essa aqui, e eleva ao quadrado. Vamos visualizar, está lá, criei uma variável com esse nome, com esse resultado de X² e agora eu somo esse cara, como? Dataset, ponto, aqui eu posso usar o ponto X ao quadrado, ponto, sum, e eu tenho o resultado aqui. </text:p>
      <text:p text:style-name="Text_20_body">Uma outra forma que eu utilizo, eu costumo utilizar porque faz tudo numa linha só, não preciso criar nada no meu dataset, ele não fica sujo com essa variável aqui para continuar com Y e X e obter um mesmo resultado que é como? Dataset, ponto, eu chamo a variável que eu quero, no caso é o X, eu quero elevar o X ao quadrado, ponto, apply, e aqui dentro eu vou usar uma função lambda e eu vou passar um parâmetro aqui para representar esse x aqui que eu estou trabalhando, então eu vou chamar de X mesmo, mas pode ser qualquer nome que você quiser, pode ser M, K, Z, vai fundo, “x: x**2”.</text:p>
      <text:p text:style-name="Text_20_body">É isso, é isso que eu quero. O que ele faz aqui, ele cria, é como se ele estivesse criando essa variável, perfeito? E o que eu quero no final? Somar ela. Eu venho aqui no final, ponto, sum. Pronto, é isso, ele já vai criar de uma vez. Mesmo resultado, só que aqui a gente teve que criar variável, depois somar variável, ele ficou com esse cara poluído, depois fazer um drop porque eu não quero isso aqui. Use esse método, muito mais simples. </text:p>
      <text:p text:style-name="Text_20_body">Vamos fazer aqui embaixo para o Y, a gente precisa do Y². Não precisamos do Y², talvez eu vá usar o Y² para calcular coisas como R2, mas, enfim, vamos calcular aqui porque já está aqui, não vai ser <text:soft-page-break/>tão dispendioso aqui para nossa memória. Copiei esse cara aqui em cima, a única coisa que eu mudei, para você ver como esse X aqui não faz diferença, eu mudei aqui o Y, de X para Y, essa variável que eu quero elevar ao quadrado. Aqui, vou elevar X ao quadrado, não tem nada a ver, eu vou somar e vai ter a soma de Y² aqui, é esse valor. Para ficar bonitinho, vamos chamar de Y então. Pronto, roda de novo e está lá, 2349 e uns quebrados, está lá a mesma coisa. </text:p>
      <text:p text:style-name="Text_20_body">Isso aqui representa a variação que eu estou trabalhando. Somatório de X vezes Y, duas formas de fazer, vou copiar aqui o dataset. “Dataset.X * dataset.Y”, sem mistério, isso eu estou criando a variável também, colocando lixo no meu dataset. Então vamos lá, como faz? Dataset, desculpa eu abri uma coisa que não queria. “Dataset.XY.sum”. Criar variável, depois somar, mostrando novamente como fazer isso sem ter que criar. </text:p>
      <text:p text:style-name="Text_20_body">Aqui é um pouco diferente, vamos lá, vamos fazer juntos. “Dataset.apply”, aqui eu não chamo variável nenhuma porque eu vou trabalhar com duas, vou trabalhar com as colunas e não mais com linhas, mas o resto continua o mesmo. “Apply.lambda” e aqui dentro eu vou chamar de data, vamos supor que eu esteja trabalhando com meu dataset, então vou chamar de data, lembrando que esse nome pode ser qualquer um, “data.X * data.Y”. Mas, não só isso, aqui eu preciso passar um parâmetro que indica que eu estou trabalhando com as colunas e não com as linhas, nos outros eu estava trabalhando linha a linha, aqui eu trabalho com as colunas. </text:p>
      <text:p text:style-name="Text_20_body">Vou fazer essa multiplicação das colunas e depois, aí sim, eu pego a soma. Mas, para isso eu tenho que dizer que eixo que eu estou trabalhando. “Axis = 1”, colunas ou se você tiver a cabeça mais esquecida, o que é o 0 e o que é o 1, você pode usar columns, também a mesma coisa, tá? Então vamos lá, eu vou usar o 1 mesmo porque aí fica mais simples, o que ele faz aqui? Cria essa coluna aqui para gente, mas mantém na memória, “.sum”, eu quero somar essa coluna, não quero a coluna. Mesmo resultado aqui, esse cara é igual esse cara aqui, tá bom? E você não cria esse lixo no seu dataset que agora, por exemplo, eu vou fazer o seguinte eu vou pegar “dataset.drop” e eu vou passar essas variáveis que eu criei X2, XY, quero isso no meu dataset. </text:p>
      <text:p text:style-name="Text_20_body">Aqui eu tenho que passar, também, esse parâmetro axis para dizer que eu estou eliminando colunas e não linhas e o inplace para que tudo fique resolvido aqui mesmo. A gente não tem que igualar nada, dataset é igual a “dataset.drop”, não. “Dataset.drop”, inplace, true, tudo vai se realizar aqui mesmo. “Ctrl + V”, ponto, head, só pra gente ver se tudo deu certo, se está tudo bem. E está tudo bem. Y e X agora meu dataset voltou ao que era antes, não tem lixo nenhum. </text:p>
      <text:p text:style-name="Text_20_body">Vamos aos betas, beta2, estimação. Já deixei aqui uma coisinha meio pronta, onde eu estou chamando de numerador seria essa parte aqui de cima e o denominador essa parte aqui de baixo para não ficar muito confuso nossa fórmula. Beta2 vai ser igual numerador, dividido por denominador. </text:p>
      <text:p text:style-name="Text_20_body">Vamos ao cálculo parte por parte, a gente criou todos esses caras lá em cima, n, por exemplo, chama o n, vezes, o quê que é isso aqui? Soma de XY. Eu chamei de SOMA_XY, menos, sinal de menos aqui. Aqui nós temos somatório de X vezes somatório de Y. Vamos fazer isso, SOMA_X * SOMA_Y, numerador pronto, vamos ao denominador. N, vezes, o que temos aqui, o somatório de X², SOMA_X2, menos, e aqui é um pouco diferente, não é soma de X², é soma de X, somou todos os X e elevou o resultado ao quadrado, está vendo? </text:p>
      <text:p text:style-name="Text_20_body">Aqui dentro somou o X e eleva isso ao quadrado, é isso que a gente vai fazer. Vamos fazer um parênteses aqui e chama o SOMA_X e eleva esse cara ao quadrado. É isso, já está lá o numerador dividido pelo denominador. Beta2 tem o seguinte valor, esse cara aqui, o beta2 é nosso coeficiente <text:soft-page-break/>angular, lembrando isso. No modelo teórico que a gente está brincando aqui, ele é a propensão marginal a consumir, tem o nome bonito. Ele tem um valor de 0.297290 e por aí vai, depois a gente arredonda. </text:p>
      <text:p text:style-name="Text_20_body">Já obtemos a estimativa para o parâmetro beta2, perfeito? Vou fazer isso para beta1, mas não vou usar essa fórmula gigante aqui em cima. Tem uma simples aqui, onde o beta1 é igual à média, o Y, a média de Y, menos o beta2 que a gente acabou de encontrar e, por isso, é mais fácil usar essa formulação aqui embaixo, vezes a média de X. Então é bem simples, é o quê? “Dataset.Y.mean”, ou seja, a média da variável Y, é o que ele está pedindo aqui, menos beta2, a gente acabou de calcular ele ali, vezes “dataset.X.mean”, bem fácil, é isso aí. </text:p>
      <text:p text:style-name="Text_20_body">O beta1 sai de uma forma bem simples, o valor dele 207.9033 e por aí vai. Obtemos as duas estimativas no braço, no próximo vídeo, vamos pegar o statsmodels, vamos fazer uma estimativa no modelo e vamos obter esses parâmetros de uma forma bem mais simples e, geralmente, é a forma que a gente vai utilizar com o Python. Próximo vídeo, a gente vê isso, até lá.</text:p>
      <text:p text:style-name="P1"><text:a xlink:type="simple" xlink:href="https://cursos.alura.com.br/forum/curso-estatistica-correlacao-regressao/exercicio-o-metodo-de-minimos-quadrados/57521/novo" office:target-frame-name="_blank" xlink:show="new" text:style-name="Internet_20_link" text:visited-style-name="Visited_20_Internet_20_Link">Discutir no Forum </text:a><text:a xlink:type="simple" xlink:href="https://cursos.alura.com.br/course/estatistica-correlacao-regressao/task/57521/next" text:style-name="Internet_20_link" text:visited-style-name="Visited_20_Internet_20_Link">Próxima Atividade</text:a> </text:p>
      <text:p text:style-name="Standard"/>
      <text:p text:style-name="Standard"/>
      <text:h text:style-name="Heading_20_1" text:outline-level="1"><text:span text:style-name="T1">06</text:span> Estimadores de mínimos quadrados</text:h>
      <text:p text:style-name="Text_20_body">Muito bem, já fizemos a estimação dos betas manualmente, na força, agora vamos usar o statsmodels, que é um ferramental do Python, para fazer isso de uma forma mais simples. Então eu vou fazer um passo-a-passo, a gente basicamente já fez isso lá no começo, mas vamos fazer agora aqui com um pouco mais de calma. </text:p>
      <text:p text:style-name="Text_20_body">Vamos entender o procedimento como funciona e como a gente obtém esses parâmetros. Primeira coisa, vamos importar a ferramenta do statsmodels que é import statsmodels.api as sm. Lembrando que a gente tem que fazer aquela modificação lá, quem estiver com algum problema, importou isso aqui e deu algum problema, você tem que ver nosso vídeo no começo para fazer umas modificações nas versões e poder usar a versão que eu estou usando nesse treinamento, para poder fazer isso aqui, tá bom? </text:p>
      <text:p text:style-name="Text_20_body">Então vamos lá. Já fizemos aqui, demos esse apelido de sm. Primeira coisa, vamos chamar aqui, vamos criar duas variáveis, uma eu vou chamar de Y, onde vai ser o meu dataset.Y, perfeito, nada difícil. A outra vai ser o meu X, essa aqui tem uma coisa pra gente entender aqui, vou chamar o “sm.add” constant e aí eu passo meu “dataset.x”. O que esse cara faz? Vamos lá, primeiro vamos por partes. Isso aqui é um warning futuro, provavelmente alguma coisa que vai deixar de funcionar no futuro. Se isso resultar em algum problema nesse curso, a gente vai fazer alguma modificação, algum alerta, então não se preocupe. </text:p>
      <text:p text:style-name="Text_20_body">Vamos ver o Y aqui, ponto head, o que foi que ele criou. Ele criou uma series com os valores de Y, perfeito. Mas, e o X, o que é isso? Aquele add constant? X maiúsculo, ponto, head, vamos mostrar só os primeiros para não ocupar muito espaço aqui. Aquele add constant, ele faz o quê? Ele vai criar um data frame, onde na primeira coluna, ele vai colocar uma coluna de constantes no valor 1, que é o que a gente está vendo aqui. E a segunda coluna vai ser o X que eu passei para ele, os valores de X estão aqui.</text:p>
      <text:p text:style-name="Text_20_body"><text:soft-page-break/>Ele utiliza isso aqui, geralmente, a maioria dos métodos não pede pra gente fornecer esse tipo de coisa constante. Ele já assume lá dentro, ele faz internamente isso aqui. Ele faz isso aqui internamente. Aqui ele pede pra gente fazer manualmente e passar isso para a função que a gente vai utilizar daqui a pouco, então, você tem que fazer isso. </text:p>
      <text:p text:style-name="Text_20_body">Existe um outro método aqui no próprio statsmodels, onde você escreve a equação dos padrões, se você já ouviu falar da linguagem R, utiliza os padrões da linguagem R, onde a gente coloca, por exemplo, o Y~X, ou seja, é como se fosse Y igual a X. Seria essa a equação e nesse método ele já assume que tem a constante. Nesse que a gente está utilizando, ele não assume, então a gente tem que passar a constante para ele, é só isso. E aí com essa constante, ele vai estimar o nosso beta1, perfeito? </text:p>
      <text:p text:style-name="Text_20_body">Então vamos lá, já estamos com os dados prontos, o que a gente tem que fazer agora é estimar o modelo. Como a gente faz isso? Eu vou chamar de resultado a regressão, vou igualar isso aqui. Isso aqui vai ser onde eu vou colocar todo o resultado da regressão que eu estou estimando aqui, como se fosse um objeto já com a regressão rodada que eu vou poder utilizar depois para obter os parâmetros, obter o R2, obter previsões, obter os resíduos e por aí vai. Vai ser em cima desse resultado regressão. Aqui, igual, eu chamo o “sm.OLS”, que é a sigla para mínimos quadrado ordinários, em inglês, abro e fecho parênteses e passo Y, X. Isso aqui já é o suficiente. </text:p>
      <text:p text:style-name="Text_20_body">Eu vou mostrar um outro parâmetro porque muitos datasets que a gente trabalha realmente, na real, no nosso trabalho, no dia-a-dia, nos estudos, às vezes eles têm os valores faltantes, o tal missing, e se você não passar esse parâmetro a gente vai obter um erro na estimativa. Como a gente não tem missing, passando o parâmetro não vai dar nenhum problema. Eu vou passar aqui o parâmetro que é o quê? Missing, só para você já ter essa carta na manga e não ter problemas aí e ficar sem saber o que fazer, missing, ponto, drop. </text:p>
      <text:p text:style-name="Text_20_body">É o mais padrão, tem algum missing no X ou no Y, a gente corta esse cara fora, ele não tem informação, então a gente não precisa dele, não vai adiantar nada, não vai rodar. A não ser que você impute, mas aí é um procedimento que você tem que realizar. Se você tiver o missing, drop missing, ele vai cortar fora aquela observação inteira, todo mundo e você vai continuar com sua regressão rodando perfeitamente. </text:p>
      <text:p text:style-name="Text_20_body">Então vamos lá, passei esse parâmetro, ponto, fit. Pronto, rodou isso aqui, ficou quietinho, parece que nada aconteceu, mas aqui dentro desse cara existe tudo, uma regressão já rodada aqui dentro, a nossa regressão, a nossa função consumo, está tudo pronto aqui dentro. Como é que eu sei disso?</text:p>
      <text:p text:style-name="Text_20_body">Eu vou fazer o seguinte, eu vou chamar para cá coisas que a gente fez no vídeo anterior. Beta1, lembra que a gente criou beta1, colocou dentro dessa variável. Se você fechou o seu notebook, abra, rode, lá em cima, tudo de novo pra gente chegar a esse ponto aqui e você não ter problemas. Aqui no meu está na memória. </text:p>
      <text:p text:style-name="Text_20_body">O beta2 está aqui e como que eu faço para visualizar os meus parâmetros? Eu já copiei, ponto, params, com isso aqui a gente já consegue visualizar os caras. Olha eles aí, isso aqui está dentro do meu resultado da regressão e eu passo esse método params, ele já cospe o output, a constante e o X. Então aqui 207.903314, aqui já está arredondado, aqui embaixo está arredondado, e 297291, arredondado, puxou para frente e arredondou, perfeito? Olha que foi coisa simples, a gente só passou os dados. Tivemos um trabalhinho aqui com o dado X, mas isso é uma besteira, a gente rodou isso aqui, “.params”, a gente já tem os caras aqui. </text:p>
      <text:p text:style-name="Text_20_body"><text:soft-page-break/>Se eu quisesse modificar o beta1 aqui, então beta1, agora eu quero que seja esse cara aí que eu acabei de estimar. Como é que eu faço? Ele me deu aqui na posição 1, posição 1 não, o índice zero, a constante que é o Beta1 e o coeficiente aqui para o X, que é o beta2. Então, beta1 vai ser igual ao “resultado_regressao.params[0]”, entendeu? O que eu fiz?</text:p>
      <text:p text:style-name="Text_20_body">Eu peguei esse com índice zero aqui, esse cara tem o índice zero, os parâmetros que têm o índice zero é minha constante. A mesma coisa eu faço para o beta2, que é o quê? Beta2, resultado regressão, params, e agora é o índice 1, é o segundo valor. Eles estão aqui já calculados pelo statsmodels, esquece tudo aquilo que a gente fez, tá bom? Está resolvido. </text:p>
      <text:p text:style-name="Text_20_body">Uma outra coisa legal que a gente pode ver aqui mesmo, nessa aula, a gente tem os parâmetros, lembra do intervalo de confiança? Como é que a gente obtém um intervalo de confiança de forma simples aqui? Só vou mostrar ele, não vou salvar em lugar nenhum. Desculpa, eu pensei que eu estava com isso aqui copiado para facilitar. “Resultado_regressao.conf_int”, e aqui eu vou passar, mas não há necessidade porque ele já tá com esse pré-configurado, mas eu vou mostrar porque você pode. </text:p>
      <text:p text:style-name="Text_20_body">Lembra que a gente usou vários níveis de confiança, 1%, 10%, o nível de confiança que você quiser, nível de significância, desculpe, 5%, 1%, 10%, você pode escolher aqui o que você quer. Ele já vem pré-configurado o 5% que é o mais padrão. Então a gente passa o alpha, e você que fez os cursos, você sabe muito bem o que isso significa, é o nível de significância. E eu falo que é de 0.05, esse é o padrão, e ele já me joga aqui. </text:p>
      <text:p text:style-name="Text_20_body">Esse aqui de cima é o intervalo de confiança, o 0 e 1 é pra dizer que é o limite inferior e o limite superior. Essa saída aqui é meio mal arrumada, mas é porque isso aqui é uma saída que vai ter um conjunto de dados que depois a gente vai visualizar, mas encare o zero como sendo o limite inferior e o 1, o superior. Aqui, os valores e o intervalo de confiança para esse parâmetro aqui, reparem que ele está aqui dentro, um valor bem grande. E o 29 está aqui no meio também, aqui é o intervalo de confiança para ele, perfeito? </text:p>
      <text:p text:style-name="Text_20_body">A gente já sabe calcular esse cara aqui, a gente já sabe como isso aqui funciona, o que é o intervalo de confiança, o significado disso tudo a gente já sabe. Lembrando que a gente pode mudar esse alpha para 1, 10, o que você quiser, nível de significância. </text:p>
      <text:p text:style-name="Text_20_body">Nessa aula, é isso aqui. Próximo vídeo eu vou mostrar para vocês como obter previsões, dentro da amostra, ou seja, comparar. A gente vai ter valores pra gente poder calcular aqueles resíduos que a gente viu lá em cima e, também, previsões fora da amostra porque o nosso objetivo geralmente é esse.</text:p>
      <text:p text:style-name="Text_20_body">A gente estima o modelo, principalmente essas técnicas de machine que estão muito sendo faladas hoje em dia. A gente treina o modelo, que é falado dessa forma, e depois a gente quer fazer o quê? Previsões, estimar, dado certo valor de X, eu quero que o modelo me mostre qual é o valor de Y. No próximo vídeo a gente vê isso. Até lá.</text:p>
      <text:p text:style-name="P1"><text:a xlink:type="simple" xlink:href="https://cursos.alura.com.br/forum/curso-estatistica-correlacao-regressao/exercicio-estimadores-de-minimos-quadrados/57522/novo" office:target-frame-name="_blank" xlink:show="new" text:style-name="Internet_20_link" text:visited-style-name="Visited_20_Internet_20_Link">Discutir no Forum </text:a><text:a xlink:type="simple" xlink:href="https://cursos.alura.com.br/course/estatistica-correlacao-regressao/task/57522/next" text:style-name="Internet_20_link" text:visited-style-name="Visited_20_Internet_20_Link">Próxima Atividade</text:a> </text:p>
      <text:p text:style-name="Standard"/>
      <text:h text:style-name="Heading_20_1" text:outline-level="1"><text:soft-page-break/><text:span text:style-name="T1">08</text:span> Obtendo previsões</text:h>
      <text:p text:style-name="Text_20_body">Vídeo anterior a gente obteve os betas de forma mais simples, correto? Está aqui em cima, ok? A gente viu até intervalo de confiança dos parâmetros e agora a gente vai fazer previsões, que é geralmente o objetivo de quem está estimando modelo de regressão, tudo bem? </text:p>
      <text:p text:style-name="Text_20_body">Então vamos lá, eu já deixei aqui, pronto aqui a equação, a estimativa, o Y estimado, tem essa equação. A gente já obteve o beta1, a gente tem uma estimativa pontual, lembra disso? Estimativa pontual do beta1 mais a estimativa pontual do beta2 e o X aqui, representando a variável X. </text:p>
      <text:p text:style-name="Text_20_body">O que a gente precisa fazer agora? Primeiro ponto, a gente vai, depois, fazer uma análise dos resíduos, então para obter o resíduo a gente precisa de Y, que é o valor observado, e de Y chapéu, que é o valor estimado. Para isso a gente faz, é como se fosse uma previsão dentro da amostra, não sei nem se faz sentido previsão dentro da amostra, já está dentro da amostra. O que a gente vai é testar se esse valor que a gente está prevendo, ele está muito distante do valor observado, para isso serve esse cara aqui, é um dos objetivos de fazer isso dentro da amostra e obter os resíduos. </text:p>
      <text:p text:style-name="Text_20_body">Então vamos lá, vamos fazer isso manualmente primeiro, depois eu mostro como faz no statsmodels, é bem simples então não vai ter muito problema. Dataset, copiar aqui, pois dataset a gente digita muito. Preciso usar esse método aqui do colchete para criar uma variável, eu vou chamar ela de “Y_previsto” para fazer mais sentido, e o que é esse cara? Ele é o quê? Beta1. Lembrando que quem fechou o notebook tem que abrir de novo e rodar o que está lá em cima para que Beta1 volte a memória, o meu já está aqui. Beta 1 + beta 2, vezes novamente dataset, ponto, X. É isso, é justamente essa representação aqui em cima: Y chapéu é igual ao beta1 + beta2 vezes X. </text:p>
      <text:p text:style-name="Text_20_body">Vamos visualizar o dataset, fazer uma head aqui para não ocupar muitas linhas, vamos botar 10, colocar um pouquinho maior. Coloquei o negócio ao contrário, então tudo bem, resolveu o problema, a gente tem agora o Y previsto aqui, compare ele com Y, é isso que a gente vai fazer. Olha lá quão diferente está esse cara. Olha aqui, existe uma diferença. </text:p>
      <text:p text:style-name="Text_20_body">Lembra que a gente tem uma linha que passa no meio. Vamos voltar aqui, só pra gente lembrar isso aqui, está lá em cima. Está aqui, esse cara aqui, olha essa linha passa aqui no meio, essa linha aqui seria aquele valor do Y previsto e Y normal são essas bolinhas que ficam flutuando em volta dessa reta, perfeito? É isso que a gente está mostrando lá. </text:p>
      <text:p text:style-name="Text_20_body">Agora, o que a gente pode calcular e vai ver, no próximo vídeo, são os resíduos que é a diferença desse ponto que foi estimado para o ponto real, e aí vai até o final, a gente vai ver todas essas diferenças, então vamos lá. Continuando aqui na previsão, nós estamos falando de previsão, já fizemos uma previsão dentro da amostra, perfeito? Utilizando a forma manual, utilizando a equação, os coeficientes que a gente estimou, os parâmetros da regressão, o beta1 e beta2, a gente fez isso.</text:p>
      <text:p text:style-name="Text_20_body">Usando o statsmodels, de forma mais simples, como é que eu faço isso? Dataset, eu vou criar uma outra variável, depois eu elimino essa variável, pode ser? Então vai ser Y previsto, eu vou chamar de “statsmodels”, perfeito? Então isso aqui vai ser igual a resultado_regressão, está lá em cima aquele resultado, aquele fit que a gente fez, e obteve esse objeto aqui, ponto predict. Eu quis mostrar o manual para, justamente, não chegar com isso aqui, botar o ponto predict e parecer que eu fiz uma bruxaria. Não, esse predict faz exatamente isso aqui, é perfeitamente a mesma coisa, é exatamente a mesma coisa, não tem bruxaria nenhuma aqui, não. </text:p>
      <text:p text:style-name="Text_20_body"><text:soft-page-break/>Então vamos lá, você pode reparar que subindo, eu não botei um head aqui, eu ponho o head só pra gente visualizar, eles são idênticos. Ou seja, o que o statsmodels fez foi exatamente isso aqui, então, está feito, está feita a previsão dentro da amostra. O que a gente precisa, só para tirar um pouco o lixo, eu vou jogar esse cara aqui fora. Então eu vou copiar isso aqui do mesmo jeito que a gente fez nos outros dataset. Dataset.drop, eu passo esse cara aqui dentro, precisa estar entre aspas. Eu falo que eu vou eliminar a coluna, parâmetro 1, e o inplace igual a true, só para confirmar, copiar esse dataset aqui. Ele está aqui já, aqui meu dataset com Y previsto que eu vou utilizar mais para frente. Então, já tá pronto, eu vou deixar ele aqui, isso não é lixo, vai ter utilidade. </text:p>
      <text:p text:style-name="Text_20_body">O que a gente precisa fazer agora? Eu vou fazer uma função que a gente consiga obter previsões fora da amostra, onde eu vou dar um valor de X que talvez venha de algum lugar, de alguma pesquisa, pela minha cabeça mesmo, e eu quero ver qual é a resposta, qual o valor de Y que meu modelo prevê pra esse cara aqui. Como vou fazer isso? Fazer uma função aqui rápida, def, você que já fez o curso de Python, você já é craque nisso. “Def prever”, eu vou passar def dessa função “prever” no parâmetro, vou colocar X para ficar mais claro. </text:p>
      <text:p text:style-name="Text_20_body">O que eu quero? Return, eu quero que essa função retorne, aquela coisa lá de cima, beta1 + beta2 vezes esse X que está aqui, esse cara aqui. A gente já tem uma função bem simples, bem bobinha que faz previsões dentro e fora da amostra, do jeito que você quiser. Como eu vou chamar esse cara aqui é bem simples, “prever” e passo para ele o valor que eu quero. Vamos fazer de 7.150 um X, o quê que é o X? É a renda das famílias. Com uma renda de R$ 7.510, quanto meu modelo prevê que será o gasto dessa família? Vamos rodar, o meu modelo está dizendo que o gasto de uma família que receba R$ 7510, em média, fica ali em R$2.440,55, em média, perfeito?</text:p>
      <text:p text:style-name="Text_20_body">Lembra que a gente está em um ponto naquela reta nossa. Então tem o nível de renda e várias famílias têm gastos diferentes dentro daquele mesmo nível de renda, a gente falou disso em vídeos anteriores, então na média seria esse gasto aqui. Fizemos isso, agora vamos fazer isso via statsmodels, só para você ver como funciona, para você não ter que fazer essa função aqui, ele precisa de uma coisinha a mais, por isso que eu achei legal mostrar. </text:p>
      <text:p text:style-name="Text_20_body">Lembra aquela constante que a gente criou no arquivo, onde a gente tem nossa variável X, que a gente fez aquele add constant? Então, a gente tem que passar isso aqui para ele também, senão ele vai se embananar e não vai conseguir gerar a previsão pra gente. Como a gente faz? Resultado da regressão,apareceu para mim, ponto predict, aquele mesmo predict, só que aqui dentro. Lá, eu faço, eu crio isso para quando eu uso predict aqui, quando eu uso esse predict aqui ele está criando dentro da minha amostra. </text:p>
      <text:p text:style-name="Text_20_body">Se eu passar para ele uma informação, que eu vou passar agora, seria esse 7.510, ele vai fazer uma previsão fora da amostra, para mim. Vou passar da seguinte forma, dentro de uma lista, eu passo primeiro a constante e depois os 7.510, tudo bem? Aqui ele já vai rodar e vai mostrar aqui um array com o resultado idêntico aqui ao nosso amiguinho aqui de cima, que a gente criou, nossa função. Para eu pegar só o valor, eu tenho que pegar aqui o índice 0 dele. Só tem um valor ali dentro, ele vai pegar o valor puro e simplesmente, perfeito? É assim que a gente faz previsão com o modelo, perfeito? </text:p>
      <text:p text:style-name="Text_20_body">Espero que você tenha entendido aqui essa coisa da média, tem aquele nível de renda, isso é muito importante. Tem o nível de renda onde algumas famílias têm gastos diferentes. Então, o gato médio para aquele nível de renda seria este aqui que o nosso modelo está prevendo. </text:p>
      <text:p text:style-name="Text_20_body"><text:soft-page-break/>Chegamos ao ponto final aqui da previsão, próxima sessão a gente vai falar de métricas, de testes, testes de hipóteses, aquele que a gente já viu nos outros treinamentos que a gente fez. Então, na próxima sessão, a gente começa já falando, está aqui embaixo já querendo entrar, o resíduo. Até o próximo vídeo.</text:p>
      <text:p text:style-name="P1"><text:a xlink:type="simple" xlink:href="https://cursos.alura.com.br/forum/curso-estatistica-correlacao-regressao/exercicio-obtendo-previsoes/57523/novo" office:target-frame-name="_blank" xlink:show="new" text:style-name="Internet_20_link" text:visited-style-name="Visited_20_Internet_20_Link">Discutir no Forum </text:a><text:a xlink:type="simple" xlink:href="https://cursos.alura.com.br/course/estatistica-correlacao-regressao/task/57523/next" text:style-name="Internet_20_link" text:visited-style-name="Visited_20_Internet_20_Link">Próxima Atividade</text:a> </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8T14:26:41.250380196</meta:creation-date>
    <meta:editing-duration>PT41M43S</meta:editing-duration>
    <meta:editing-cycles>4</meta:editing-cycles>
    <meta:generator>LibreOffice/6.4.6.2$Linux_X86_64 LibreOffice_project/40$Build-2</meta:generator>
    <meta:initial-creator>Luis Claudio Reina</meta:initial-creator>
    <dc:date>2021-01-08T15:08:22.880684930</dc:date>
    <dc:creator>Luis Claudio Reina</dc:creator>
    <meta:document-statistic meta:table-count="0" meta:image-count="0" meta:object-count="0" meta:page-count="12" meta:paragraph-count="91" meta:word-count="7385" meta:character-count="39878" meta:non-whitespace-character-count="32533"/>
  </office:meta>
</office:document-meta>
</file>